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' if element.is_pipe or fabric_text or abs(total - simulated_unit)&lt; 0.00001 else '%.5f' % simulated_unit&gt;</text:placeholder></text:span><text:span text:style-name="T43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8:04.515253580</dc:date>
    <meta:editing-duration>P7DT21H8M55S</meta:editing-duration>
    <meta:editing-cycles>88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